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HELVETICA" svg:font-family="HELVETICA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764cm" fo:margin-left="-0.191cm" table:align="left" style:writing-mode="lr-tb"/>
    </style:style>
    <style:style style:name="Table1.A" style:family="table-column">
      <style:table-column-properties style:column-width="4.064cm"/>
    </style:style>
    <style:style style:name="Table1.B" style:family="table-column">
      <style:table-column-properties style:column-width="2.032cm"/>
    </style:style>
    <style:style style:name="Table1.C" style:family="table-column">
      <style:table-column-properties style:column-width="6.60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style:font-size-asian="12pt"/>
    </style:style>
    <style:style style:name="P3" style:family="paragraph" style:parent-style-name="Header">
      <style:text-properties fo:font-size="12pt" style:font-size-asian="12pt"/>
    </style:style>
    <style:style style:name="P4" style:family="paragraph" style:parent-style-name="Heading">
      <style:text-properties fo:font-size="12pt" fo:language="none" fo:country="none" style:font-size-asian="12pt" style:language-asian="none" style:country-asian="none" style:font-size-complex="12pt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" fo:font-size="18pt" fo:font-weight="bold" style:font-size-asian="18pt" style:font-weight-asian="bold" style:font-name-complex="Arial"/>
    </style:style>
    <style:style style:name="P6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" fo:font-size="12pt" fo:font-weight="bold" style:font-size-asian="12pt" style:font-weight-asian="bold" style:font-name-complex="Arial"/>
    </style:style>
    <style:style style:name="P7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P8" style:family="paragraph" style:parent-style-name="Standard">
      <style:paragraph-properties fo:margin-left="0cm" fo:margin-right="0.635cm" fo:text-indent="0cm" style:auto-text-indent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Heading">
      <style:paragraph-properties fo:text-align="end" style:justify-single-word="false"/>
    </style:style>
    <style:style style:name="P12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.764cm"/>
          <style:tab-stop style:position="16.51cm" style:type="right"/>
        </style:tab-stops>
      </style:paragraph-properties>
    </style:style>
    <style:style style:name="P14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15" style:family="paragraph" style:parent-style-name="Heading">
      <style:paragraph-properties fo:break-before="page"/>
    </style:style>
    <style:style style:name="P16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17" style:family="paragraph" style:parent-style-name="Tabletext">
      <style:paragraph-properties style:snap-to-layout-grid="false"/>
    </style:style>
    <style:style style:name="P18" style:family="paragraph" style:parent-style-name="Text_20_body">
      <style:text-properties officeooo:rsid="0015f80f" officeooo:paragraph-rsid="0015f80f"/>
    </style:style>
    <style:style style:name="P19" style:family="paragraph" style:parent-style-name="Text_20_body">
      <style:text-properties officeooo:rsid="0017ad4e" officeooo:paragraph-rsid="0017ad4e"/>
    </style:style>
    <style:style style:name="P20" style:family="paragraph" style:parent-style-name="Heading" style:master-page-name="Convert_20_1">
      <style:paragraph-properties style:page-number="auto"/>
    </style:style>
    <style:style style:name="P21" style:family="paragraph" style:parent-style-name="Heading_20_1">
      <style:text-properties officeooo:rsid="0032493b" officeooo:paragraph-rsid="0032493b"/>
    </style:style>
    <style:style style:name="P22" style:family="paragraph" style:parent-style-name="Heading_20_2">
      <style:text-properties officeooo:rsid="0032493b" officeooo:paragraph-rsid="0032493b"/>
    </style:style>
    <style:style style:name="P23" style:family="paragraph" style:parent-style-name="Heading_20_2">
      <style:text-properties officeooo:rsid="003e5a45" officeooo:paragraph-rsid="003e5a45"/>
    </style:style>
    <style:style style:name="P24" style:family="paragraph" style:parent-style-name="Standard">
      <style:text-properties officeooo:paragraph-rsid="0032493b"/>
    </style:style>
    <style:style style:name="P25" style:family="paragraph" style:parent-style-name="Standard">
      <style:text-properties officeooo:paragraph-rsid="003f0c64"/>
    </style:style>
    <style:style style:name="P26" style:family="paragraph" style:parent-style-name="Standard" style:list-style-name="L2">
      <style:text-properties officeooo:rsid="003f0c64" officeooo:paragraph-rsid="003f0c64"/>
    </style:style>
    <style:style style:name="P27" style:family="paragraph" style:parent-style-name="Standard" style:list-style-name="L2">
      <style:text-properties officeooo:rsid="00405b07" officeooo:paragraph-rsid="00405b07"/>
    </style:style>
    <style:style style:name="P28" style:family="paragraph" style:parent-style-name="Standard" style:list-style-name="L3">
      <style:text-properties officeooo:rsid="00405b07" officeooo:paragraph-rsid="00405b07"/>
    </style:style>
    <style:style style:name="P29" style:family="paragraph" style:parent-style-name="Standard" style:list-style-name="L4">
      <style:text-properties officeooo:rsid="00405b07" officeooo:paragraph-rsid="00405b07"/>
    </style:style>
    <style:style style:name="P30" style:family="paragraph" style:parent-style-name="Standard" style:list-style-name="L5">
      <style:text-properties officeooo:rsid="00405b07" officeooo:paragraph-rsid="00405b07"/>
    </style:style>
    <style:style style:name="P31" style:family="paragraph" style:parent-style-name="Standard" style:list-style-name="L3">
      <style:text-properties officeooo:paragraph-rsid="00405b07"/>
    </style:style>
    <style:style style:name="P32" style:family="paragraph" style:parent-style-name="Standard" style:list-style-name="L4">
      <style:text-properties officeooo:paragraph-rsid="00405b07"/>
    </style:style>
    <style:style style:name="P33" style:family="paragraph" style:parent-style-name="Standard" style:list-style-name="L5">
      <style:text-properties officeooo:paragraph-rsid="00405b07"/>
    </style:style>
    <style:style style:name="P34" style:family="paragraph" style:parent-style-name="Standard" style:list-style-name="L6">
      <style:text-properties officeooo:rsid="0041d841" officeooo:paragraph-rsid="0041d841"/>
    </style:style>
    <style:style style:name="P35" style:family="paragraph" style:parent-style-name="Standard" style:list-style-name="L8">
      <style:text-properties officeooo:rsid="0041d841" officeooo:paragraph-rsid="0041d841"/>
    </style:style>
    <style:style style:name="P36" style:family="paragraph" style:parent-style-name="Standard" style:list-style-name="L6">
      <style:text-properties officeooo:paragraph-rsid="0041d841"/>
    </style:style>
    <style:style style:name="P37" style:family="paragraph" style:parent-style-name="Standard" style:list-style-name="L8">
      <style:text-properties officeooo:paragraph-rsid="0041d841"/>
    </style:style>
    <style:style style:name="P38" style:family="paragraph" style:parent-style-name="Standard" style:list-style-name="L10">
      <style:text-properties officeooo:paragraph-rsid="0044a417"/>
    </style:style>
    <style:style style:name="P39" style:family="paragraph" style:parent-style-name="Standard" style:list-style-name="L10">
      <style:text-properties officeooo:rsid="0044a417" officeooo:paragraph-rsid="0044a417"/>
    </style:style>
    <style:style style:name="P40" style:family="paragraph" style:parent-style-name="Standard">
      <style:text-properties officeooo:rsid="0044a417" officeooo:paragraph-rsid="0044a417"/>
    </style:style>
    <style:style style:name="P41" style:family="paragraph" style:parent-style-name="Standard">
      <style:text-properties officeooo:paragraph-rsid="0044a417"/>
    </style:style>
    <style:style style:name="P42" style:family="paragraph" style:parent-style-name="Text_20_body">
      <style:text-properties officeooo:rsid="001cc95f" officeooo:paragraph-rsid="001cc95f"/>
    </style:style>
    <style:style style:name="P43" style:family="paragraph" style:parent-style-name="Text_20_body">
      <style:text-properties officeooo:rsid="0044a417" officeooo:paragraph-rsid="0044a417"/>
    </style:style>
    <style:style style:name="T1" style:family="text">
      <style:text-properties style:font-name="Symbol1" style:font-name-asian="Symbol1" style:font-name-complex="Symbol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none" fo:country="none" style:language-asian="none" style:country-asian="none"/>
    </style:style>
    <style:style style:name="T4" style:family="text">
      <style:text-properties fo:language="none" fo:country="none" style:language-asian="none" style:country-asian="none" style:font-size-complex="12pt"/>
    </style:style>
    <style:style style:name="T5" style:family="text">
      <style:text-properties fo:font-size="12pt" fo:language="none" fo:country="none" style:font-size-asian="12pt" style:language-asian="none" style:country-asian="none" style:font-size-complex="12pt"/>
    </style:style>
    <style:style style:name="T6" style:family="text">
      <style:text-properties style:font-name-asian="Arial"/>
    </style:style>
    <style:style style:name="T7" style:family="text">
      <style:text-properties officeooo:rsid="0017d6e0"/>
    </style:style>
    <style:style style:name="T8" style:family="text">
      <style:text-properties officeooo:rsid="0020565b"/>
    </style:style>
    <style:style style:name="T9" style:family="text">
      <style:text-properties officeooo:rsid="002a0b70"/>
    </style:style>
    <style:style style:name="T10" style:family="text">
      <style:text-properties officeooo:rsid="002a25b6"/>
    </style:style>
    <style:style style:name="T11" style:family="text">
      <style:text-properties officeooo:rsid="002c2053"/>
    </style:style>
    <style:style style:name="T12" style:family="text">
      <style:text-properties officeooo:rsid="002eb576"/>
    </style:style>
    <style:style style:name="T13" style:family="text">
      <style:text-properties officeooo:rsid="00304375"/>
    </style:style>
    <style:style style:name="T14" style:family="text">
      <style:text-properties officeooo:rsid="003065c3"/>
    </style:style>
    <style:style style:name="T15" style:family="text">
      <style:text-properties officeooo:rsid="0035fff0"/>
    </style:style>
    <style:style style:name="T16" style:family="text">
      <style:text-properties officeooo:rsid="00369960"/>
    </style:style>
    <style:style style:name="T17" style:family="text">
      <style:text-properties style:text-position="sub 58%" officeooo:rsid="00369960"/>
    </style:style>
    <style:style style:name="T18" style:family="text">
      <style:text-properties style:text-position="0% 100%" officeooo:rsid="00369960"/>
    </style:style>
    <style:style style:name="T19" style:family="text">
      <style:text-properties style:text-position="0% 100%" officeooo:rsid="003dc509"/>
    </style:style>
    <style:style style:name="T20" style:family="text">
      <style:text-properties officeooo:rsid="003b971e"/>
    </style:style>
    <style:style style:name="T21" style:family="text">
      <style:text-properties officeooo:rsid="003dc509"/>
    </style:style>
    <style:style style:name="T22" style:family="text">
      <style:text-properties officeooo:rsid="00405b07"/>
    </style:style>
    <style:style style:name="T23" style:family="text">
      <style:text-properties officeooo:rsid="0041d841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officeooo:rsid="0044a417"/>
    </style:style>
    <style:style style:name="T26" style:family="text">
      <style:text-properties officeooo:rsid="0047b08e"/>
    </style:style>
    <style:style style:name="T27" style:family="text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ubject>Project Highrise</text:subject></text:p>
      <text:p text:style-name="P11"><text:title>Test Evaluation Summary</text:title></text:p>
      <text:p text:style-name="P11"/>
      <text:p text:style-name="P14">Version &lt;1.0&gt;</text:p>
      <text:p text:style-name="Heading"/>
      <text:p text:style-name="P20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row table:style-name="Table1.1">
          <table:table-cell table:style-name="Table1.A1" office:value-type="string">
            <text:p text:style-name="P16">Date</text:p>
          </table:table-cell>
          <table:table-cell table:style-name="Table1.A1" office:value-type="string">
            <text:p text:style-name="P16">Version</text:p>
          </table:table-cell>
          <table:table-cell table:style-name="Table1.A1" office:value-type="string">
            <text:p text:style-name="P16">Description</text:p>
          </table:table-cell>
          <table:table-cell table:style-name="Table1.A1" office:value-type="string">
            <text:p text:style-name="P16">Author</text:p>
          </table:table-cell>
        </table:table-row>
        <table:table-row table:style-name="Table1.1">
          <table:table-cell table:style-name="Table1.A1" office:value-type="string">
            <text:p text:style-name="Tabletext">&lt;dd/mmm/yy&gt;</text:p>
          </table:table-cell>
          <table:table-cell table:style-name="Table1.A1" office:value-type="string">
            <text:p text:style-name="Tabletext">&lt;x.x&gt;</text:p>
          </table:table-cell>
          <table:table-cell table:style-name="Table1.A1" office:value-type="string">
            <text:p text:style-name="Tabletext">&lt;details&gt;</text:p>
          </table:table-cell>
          <table:table-cell table:style-name="Table1.A1" office:value-type="string">
            <text:p text:style-name="Tabletext">&lt;name&gt;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</table:table>
      <text:p text:style-name="Standard"/>
      <text:p text:style-name="P15">Table of Contents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54cm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pan text:style-name="T4">1.</text:span><text:span text:style-name="T5"><text:tab/></text:span><text:span text:style-name="T4">Introduction</text:span><text:span text:style-name="T3"><text:tab/></text:span><text:a xlink:type="simple" xlink:href="#__RefHeading___Toc492978217" text:style-name="Index_20_Link" text:visited-style-name="Index_20_Link"><text:span text:style-name="T3">4</text:span></text:a></text:p>
          <text:p text:style-name="P13"><text:span text:style-name="T3">1.1</text:span><text:span text:style-name="T5"><text:tab/></text:span><text:span text:style-name="T3">Purpose<text:tab/></text:span><text:a xlink:type="simple" xlink:href="#__RefHeading___Toc492978218" text:style-name="Index_20_Link" text:visited-style-name="Index_20_Link"><text:span text:style-name="T3">4</text:span></text:a></text:p>
          <text:p text:style-name="P13"><text:span text:style-name="T3">1.2</text:span><text:span text:style-name="T5"><text:tab/></text:span><text:span text:style-name="T3">Scope<text:tab/></text:span><text:a xlink:type="simple" xlink:href="#__RefHeading___Toc492978219" text:style-name="Index_20_Link" text:visited-style-name="Index_20_Link"><text:span text:style-name="T3">4</text:span></text:a></text:p>
          <text:p text:style-name="P13"><text:span text:style-name="T3">1.3</text:span><text:span text:style-name="T5"><text:tab/></text:span><text:span text:style-name="T3">Definitions, Acronyms, and Abbreviations<text:tab/></text:span><text:a xlink:type="simple" xlink:href="#__RefHeading___Toc492978220" text:style-name="Index_20_Link" text:visited-style-name="Index_20_Link"><text:span text:style-name="T3">4</text:span></text:a></text:p>
          <text:p text:style-name="P13"><text:span text:style-name="T3">1.4</text:span><text:span text:style-name="T5"><text:tab/></text:span><text:span text:style-name="T3">References<text:tab/></text:span><text:a xlink:type="simple" xlink:href="#__RefHeading___Toc492978221" text:style-name="Index_20_Link" text:visited-style-name="Index_20_Link"><text:span text:style-name="T3">4</text:span></text:a></text:p>
          <text:p text:style-name="P13"><text:span text:style-name="T3">1.5</text:span><text:span text:style-name="T5"><text:tab/></text:span><text:span text:style-name="T3">Overview<text:tab/></text:span><text:a xlink:type="simple" xlink:href="#__RefHeading___Toc492978222" text:style-name="Index_20_Link" text:visited-style-name="Index_20_Link"><text:span text:style-name="T3">4</text:span></text:a></text:p>
          <text:p text:style-name="P12"><text:span text:style-name="T4">2.</text:span><text:span text:style-name="T5"><text:tab/></text:span><text:span text:style-name="T4">Test Results Summary</text:span><text:span text:style-name="T3"><text:tab/></text:span><text:a xlink:type="simple" xlink:href="#__RefHeading___Toc492978223" text:style-name="Index_20_Link" text:visited-style-name="Index_20_Link"><text:span text:style-name="T3">4</text:span></text:a></text:p>
          <text:p text:style-name="P12"><text:span text:style-name="T4">3.</text:span><text:span text:style-name="T5"><text:tab/></text:span><text:span text:style-name="T4">Requirements-based Test Coverage</text:span><text:span text:style-name="T3"><text:tab/></text:span><text:a xlink:type="simple" xlink:href="#__RefHeading___Toc492978224" text:style-name="Index_20_Link" text:visited-style-name="Index_20_Link"><text:span text:style-name="T3">4</text:span></text:a></text:p>
          <text:p text:style-name="P12"><text:span text:style-name="T4">4.</text:span><text:span text:style-name="T5"><text:tab/></text:span><text:span text:style-name="T4">Code-based Test Coverage</text:span><text:span text:style-name="T3"><text:tab/></text:span><text:a xlink:type="simple" xlink:href="#__RefHeading___Toc492978225" text:style-name="Index_20_Link" text:visited-style-name="Index_20_Link"><text:span text:style-name="T3">4</text:span></text:a></text:p>
          <text:p text:style-name="P12"><text:span text:style-name="T4">5.</text:span><text:span text:style-name="T5"><text:tab/></text:span><text:span text:style-name="T4">Suggested Actions</text:span><text:span text:style-name="T3"><text:tab/></text:span><text:a xlink:type="simple" xlink:href="#__RefHeading___Toc492978226" text:style-name="Index_20_Link" text:visited-style-name="Index_20_Link"><text:span text:style-name="T3">4</text:span></text:a></text:p>
          <text:p text:style-name="P12"><text:span text:style-name="T4">6.</text:span><text:span text:style-name="T5"><text:tab/></text:span><text:span text:style-name="T4">Diagrams</text:span><text:span text:style-name="T3"><text:tab/></text:span><text:a xlink:type="simple" xlink:href="#__RefHeading___Toc492978227" text:style-name="Index_20_Link" text:visited-style-name="Index_20_Link"><text:span text:style-name="T3">4</text:span></text:a></text:p>
        </text:index-body>
      </text:table-of-content>
      <text:p text:style-name="P4"/>
      <text:p text:style-name="P15"><text:title>Test Evaluation Summary</text:title><text:span text:style-name="T6"><text:s/></text:span></text:p>
      <text:h text:style-name="Heading_20_1" text:outline-level="1"><text:bookmark-start text:name="__RefHeading___Toc492978217"/>Introduction<text:bookmark-end text:name="__RefHeading___Toc492978217"/></text:h>
      <text:h text:style-name="Heading_20_2" text:outline-level="2"><text:bookmark-start text:name="__RefHeading___Toc492978218"/>Purpose<text:bookmark-end text:name="__RefHeading___Toc492978218"/></text:h>
      <text:p text:style-name="P18">The purpose of the Test Evaluation Summary is to showcase the findings of Unit and Alpha-Testing a game in the Godot game engine. The tests will ensure the functionality, usability and stability of some components of the game. </text:p>
      <text:p text:style-name="P19">The results of the tests will cover a functionality each, thus giving an idea of the state of the whole game. <text:span text:style-name="T7">The crucial components are listed </text:span></text:p>
      <text:h text:style-name="Heading_20_2" text:outline-level="2"><text:bookmark-start text:name="__RefHeading___Toc492978219"/>Scope<text:bookmark-end text:name="__RefHeading___Toc492978219"/></text:h>
      <text:p text:style-name="P19">This document will influence the state of testing, results and lessons learned. </text:p>
      <text:h text:style-name="Heading_20_2" text:outline-level="2"><text:bookmark-start text:name="__RefHeading___Toc492978220"/>Definitions, Acronyms, and Abbreviations<text:bookmark-end text:name="__RefHeading___Toc492978220"/></text:h>
      <text:p text:style-name="P19"><text:reference-mark-start text:name="GUT"/>GUT<text:reference-mark-end text:name="GUT"/> = “Godot Unit Test”</text:p>
      <text:h text:style-name="Heading_20_2" text:outline-level="2"><text:bookmark-start text:name="__RefHeading___Toc492978221"/>References<text:bookmark-end text:name="__RefHeading___Toc492978221"/></text:h>
      <text:p text:style-name="P42"><text:reference-mark-start text:name="Iteration Test Plan"/>Iteration Test Plan<text:reference-mark-end text:name="Iteration Test Plan"/> - <text:a xlink:type="simple" xlink:href="https://github.com/GamesUnlimited/highrise_doc/blob/f25476d50bafada64affbe7d88d0e3f10516b5b8/testing/Iteration%20Test%20Plan.odt" text:style-name="Internet_20_link" text:visited-style-name="Visited_20_Internet_20_Link">https://github.com/GamesUnlimited/highrise_doc/blob/f25476d50bafada64affbe7d88d0e3f10516b5b8/testing/Iteration%20Test%20Plan.odt</text:a></text:p>
      <text:p text:style-name="P43"><text:reference-mark-start text:name="Unit Test Results"/>Unit Test Results<text:reference-mark-end text:name="Unit Test Results"/> - <text:a xlink:type="simple" xlink:href="https://github.com/GamesUnlimited/highrise/blob/271a57976be518f5bd325e70da893fd13327968b/out/test_results_1686595353.188.xml" text:style-name="Internet_20_link" text:visited-style-name="Visited_20_Internet_20_Link">https://github.com/GamesUnlimited/highrise/blob/271a57976be518f5bd325e70da893fd13327968b/out/test_results_1686595353.188.xml</text:a></text:p>
      <text:h text:style-name="Heading_20_2" text:outline-level="2"><text:bookmark-start text:name="__RefHeading___Toc492978222"/>Overview<text:bookmark-end text:name="__RefHeading___Toc492978222"/></text:h>
      <text:p text:style-name="P42">This summary showcases the results of the <text:span text:style-name="T8">T</text:span>est <text:span text:style-name="T8">C</text:span>ases found in <text:reference-ref text:reference-format="text" text:ref-name="Iteration Test Plan">Iteration Test Plan</text:reference-ref>: <text:span text:style-name="T9">Unit tests and Alpha testing.</text:span></text:p>
      <text:h text:style-name="Heading_20_1" text:outline-level="1"><text:bookmark-start text:name="__RefHeading___Toc492978223"/>Test Results Summary <text:bookmark-end text:name="__RefHeading___Toc492978223"/></text:h>
      <text:p text:style-name="Standard"><text:tab/><text:span text:style-name="T10">All Unit tests implemented run successfully </text:span><text:span text:style-name="T11">and ensure the functionality </text:span><text:span text:style-name="T12">for further development.</text:span></text:p>
      <text:p text:style-name="Standard"><text:tab/><text:span text:style-name="T13">Alpha testing revealed some unintended behavior, some of which </text:span><text:span text:style-name="T14">are</text:span><text:span text:style-name="T13"> already fixed </text:span><text:span text:style-name="T14">and backlog items for</text:span></text:p>
      <text:p text:style-name="Standard"><text:tab/><text:span text:style-name="T14">the others are created.</text:span></text:p>
      <text:h text:style-name="P21" text:outline-level="1">Test Results</text:h>
      <text:h text:style-name="P22" text:outline-level="2">Unit testing</text:h>
      <text:p text:style-name="P24"><text:tab/><text:span text:style-name="T15">All implemented Unit tests run successfully on the master branch and are executed via CI/CD for every <text:tab/>change to master. </text:span><text:span text:style-name="T16">Unit test coverage is relatively low, the overall game flow is tested. There were some <text:tab/>complications with the test framework for testing other components, as basic operations as spying and <text:tab/>mocking pose problems in Godot and </text:span><text:span text:style-name="T16"><text:reference-ref text:reference-format="text" text:ref-name="GUT">GUT</text:reference-ref></text:span><text:span text:style-name="T16">. Solutions provided by </text:span><text:span text:style-name="T16"><text:reference-ref text:reference-format="text" text:ref-name="GUT">GUT</text:reference-ref></text:span><text:span text:style-name="T16">, the doubling method, which <text:tab/>creates a mock, work.</text:span><text:span text:style-name="T18"> </text:span><text:span text:style-name="T19">But</text:span><text:span text:style-name="T17"> </text:span><text:span text:style-name="T16">partial mocks of classes, the partial-doubling, which is needed to spy on methods <text:tab/>of the class currently tested, do not work due to a bug in the testing framework. </text:span><text:span text:style-name="T20">While this issue persists, <text:tab/>adding more Unit tests is not useful, as not all functionality can be tested. Workarounds are possible, but <text:tab/>code-heavy and not future proof, which defeats the purpose of </text:span><text:span text:style-name="T21">U</text:span><text:span text:style-name="T20">nit tests. </text:span></text:p>
      <text:h text:style-name="P23" text:outline-level="2">Alpha testing</text:h>
      <text:p text:style-name="P25"><text:tab/> <text:span text:style-name="T13">Alpha testing revealed some unintended behavior:</text:span></text:p>
      <text:list xml:id="list560886595" text:style-name="L2">
        <text:list-item>
          <text:p text:style-name="P26">Buttons work differently on mobile. The buttons pressed method is only invoked when the button is released, in contrast to the desktop version, where it is invoked when a mouse-down on the <text:soft-page-break/>button is invoked. Due to this the defender can no longer move their character before placing them on the level.</text:p>
        </text:list-item>
      </text:list>
      <text:list xml:id="list1756894536" text:style-name="L3">
        <text:list-item>
          <text:list>
            <text:list-item>
              <text:p text:style-name="P28">Severity: high: target device is mobile not desktop</text:p>
            </text:list-item>
            <text:list-item>
              <text:p text:style-name="P28">Steps taken to resolve: either change implementation of drag and drop or find a way to use the button the same way as on desktop</text:p>
              <text:list>
                <text:list-item>
                  <text:p text:style-name="P28">status: done</text:p>
                </text:list-item>
              </text:list>
            </text:list-item>
            <text:list-item>
              <text:p text:style-name="P31"><text:span text:style-name="T22">Youtrack: </text:span><text:a xlink:type="simple" xlink:href="https://cesarandr.youtrack.cloud/issue/PH-119/Bug-Buttons-do-not-spawn-defenders-on-mobile" text:style-name="Internet_20_link" text:visited-style-name="Visited_20_Internet_20_Link">Bug: Buttons do not spawn defenders on mobile : PH-119 (youtrack.cloud)</text:a> </text:p>
            </text:list-item>
          </text:list>
        </text:list-item>
      </text:list>
      <text:list xml:id="list205361293041221" text:continue-list="list560886595" text:style-name="L2">
        <text:list-item>
          <text:p text:style-name="P26">Blood is not shown for Defense Players.</text:p>
        </text:list-item>
      </text:list>
      <text:list xml:id="list323842317" text:style-name="L4">
        <text:list-item>
          <text:list>
            <text:list-item>
              <text:p text:style-name="P29">Severity: low: only visual, no gameplay impact</text:p>
            </text:list-item>
            <text:list-item>
              <text:p text:style-name="P29">Steps taken to resolve: change blood images place in Scene Tree so it is visible</text:p>
              <text:list>
                <text:list-item>
                  <text:p text:style-name="P29">status: done</text:p>
                </text:list-item>
              </text:list>
            </text:list-item>
            <text:list-item>
              <text:p text:style-name="P32"><text:span text:style-name="T22">Youtrack: </text:span><text:a xlink:type="simple" xlink:href="https://cesarandr.youtrack.cloud/issue/PH-123/Bug-Blood-of-Defense-Player-not-shown" text:style-name="Internet_20_link" text:visited-style-name="Visited_20_Internet_20_Link">Bug: Blood of Defense Player not shown : PH-123 (youtrack.cloud)</text:a> </text:p>
            </text:list-item>
          </text:list>
        </text:list-item>
      </text:list>
      <text:list xml:id="list205360479565148" text:continue-list="list205361293041221" text:style-name="L2">
        <text:list-item>
          <text:p text:style-name="P26">Players do not slow down when hitting movable objects, but continue with the same speed.</text:p>
        </text:list-item>
      </text:list>
      <text:list xml:id="list3333263047" text:style-name="L5">
        <text:list-item>
          <text:list>
            <text:list-item>
              <text:p text:style-name="P30">Severity: medium: low gameplay impact, may be abused but only in edge cases</text:p>
            </text:list-item>
            <text:list-item>
              <text:p text:style-name="P30">Steps taken to resolve: change implementation of object collision to impact a characters speed</text:p>
              <text:list>
                <text:list-item>
                  <text:p text:style-name="P30">status: in work</text:p>
                </text:list-item>
              </text:list>
            </text:list-item>
            <text:list-item>
              <text:p text:style-name="P33"><text:span text:style-name="T22">Youtrack: </text:span><text:a xlink:type="simple" xlink:href="https://cesarandr.youtrack.cloud/issue/PH-122/Bug-Player-does-not-slow-down-when-hitting-objects" text:style-name="Internet_20_link" text:visited-style-name="Visited_20_Internet_20_Link">Bug: Player does not slow down when hitting objects : PH-122 (youtrack.cloud)</text:a> </text:p>
            </text:list-item>
          </text:list>
        </text:list-item>
      </text:list>
      <text:list xml:id="list205360931318417" text:continue-list="list205360479565148" text:style-name="L2">
        <text:list-item>
          <text:p text:style-name="P26">Font size does not scale with display resolution, therefore text may no be readable on small devices.</text:p>
        </text:list-item>
      </text:list>
      <text:list xml:id="list2015255641" text:style-name="L6">
        <text:list-item>
          <text:p text:style-name="P34">Severity: medium: no gameplay impact, but may make game hard to play</text:p>
        </text:list-item>
        <text:list-item>
          <text:p text:style-name="P34">Steps taken to resolve: look up how Godot shows text, change project settings to scale font size</text:p>
          <text:list>
            <text:list-item>
              <text:p text:style-name="P34">status: in work</text:p>
            </text:list-item>
          </text:list>
        </text:list-item>
        <text:list-item>
          <text:p text:style-name="P36"><text:span text:style-name="T23">Youtrack: </text:span><text:a xlink:type="simple" xlink:href="https://cesarandr.youtrack.cloud/issue/PH-126/Font-size-does-not-scale-with-display-resolution" text:style-name="Internet_20_link" text:visited-style-name="Visited_20_Internet_20_Link">Font size does not scale with display resolution : PH-126 (youtrack.cloud)</text:a> </text:p>
        </text:list-item>
      </text:list>
      <text:list xml:id="list205361747000891" text:continue-list="list205360931318417" text:style-name="L2">
        <text:list-item>
          <text:p text:style-name="P27">A character stops shooting when it killed another character, although a second character is still in its view.</text:p>
        </text:list-item>
      </text:list>
      <text:list xml:id="list2032730271" text:style-name="L8">
        <text:list-item>
          <text:p text:style-name="P35">Severity: high: gameplay impact</text:p>
        </text:list-item>
        <text:list-item>
          <text:p text:style-name="P35">Steps taken to resolve: instead of setting one target per character when another character enters the shooting area, implement a queue of targets <text:span text:style-name="T24">or</text:span> start a check if an enemy character is still in shooting range if the character kills another</text:p>
          <text:list>
            <text:list-item>
              <text:p text:style-name="P35">status: in work</text:p>
            </text:list-item>
          </text:list>
        </text:list-item>
        <text:list-item>
          <text:p text:style-name="P37"><text:span text:style-name="T23">Youtrack: </text:span><text:a xlink:type="simple" xlink:href="https://cesarandr.youtrack.cloud/issue/PH-125/Bug-Characters-stop-shooting-on-enemies-when-they-killed-one" text:style-name="Internet_20_link" text:visited-style-name="Visited_20_Internet_20_Link">Bug: Characters stop shooting on enemies when they killed one : PH-125 (youtrack.cloud)</text:a> </text:p>
        </text:list-item>
      </text:list>
      <text:h text:style-name="P21" text:outline-level="1">Metrics</text:h>
      <text:p text:style-name="P24"><text:tab/><text:span text:style-name="T25">Unit tests: see </text:span><text:span text:style-name="T25"><text:reference-ref text:reference-format="text" text:ref-name="Unit Test Results">Unit Test Results</text:reference-ref></text:span></text:p>
      <text:p text:style-name="P24"><text:span text:style-name="T25"><text:tab/>Alpha testing: </text:span></text:p>
      <text:list xml:id="list2306364450" text:style-name="L10">
        <text:list-item>
          <text:p text:style-name="P39">Defects found: 5</text:p>
        </text:list-item>
        <text:list-item>
          <text:p text:style-name="P38"><text:span text:style-name="T25">Defect resolution time: average 2 hours (some still in progress)</text:span></text:p>
        </text:list-item>
      </text:list>
      <text:h text:style-name="P21" text:outline-level="1">Conclusion</text:h>
      <text:p text:style-name="P41"><text:tab/><text:span text:style-name="T25">Some bugs were found using alpha testing, many are already resolved, some are still in progress. </text:span></text:p>
      <text:p text:style-name="P41"><text:span text:style-name="T25"><text:tab/>Manual testing will need to be done before releasing, especially on mobile devices, as interactions may <text:tab/>work differently than on desktop.</text:span></text:p>
      <text:p text:style-name="P41"><text:tab/><text:span text:style-name="T26">Beta tests will be necessary before releasing to find eventual additional bugs and see if user experience <text:tab/>requirements are met.</text:span></text:p>
      <text:p text:style-name="P40"><text:tab/>Unit test coverage is low and should increase when the bug in the framework is resolv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HELVETICA" svg:font-family="HELVETICA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de" fo:country="D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 loext:opacity="100%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style:shadow="none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ody_20_Text_20_2" style:display-name="Body Text 2" style:family="paragraph" style:parent-style-name="Standard">
      <style:text-properties fo:color="#0000ff" loext:opacity="100%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contextual-spacing="false" fo:text-indent="0cm" style:auto-text-indent="false"/>
      <style:text-properties fo:color="#0000ff" loext:opacity="100%" fo:font-style="italic" style:font-style-asian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loext:num-list-format="?%1%" style:num-prefix="?" style:num-format="1">
        <style:list-level-properties text:min-label-width="0.762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bullet text:level="1" loext:num-list-format="?%1%" style:num-prefix="?" text:bullet-char="?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6.859cm" fo:margin-left="-0.191cm" table:align="left" style:writing-mode="lr-tb"/>
    </style:style>
    <style:style style:name="Table3.A" style:family="table-column">
      <style:table-column-properties style:column-width="11.252cm"/>
    </style:style>
    <style:style style:name="Table3.B" style:family="table-column">
      <style:table-column-properties style:column-width="5.60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2" style:family="table">
      <style:table-properties style:width="16.732cm" fo:margin-left="-0.191cm" table:align="left" style:writing-mode="lr-tb"/>
    </style:style>
    <style:style style:name="Table2.A" style:family="table-column">
      <style:table-column-properties style:column-width="5.57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" fo:font-size="18pt" fo:font-weight="bold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P7" style:family="paragraph" style:parent-style-name="Standard">
      <style:paragraph-properties fo:margin-left="0cm" fo:margin-right="0.635cm" fo:text-indent="0cm" style:auto-text-indent="false"/>
    </style:style>
    <style:style style:name="MP8" style:family="paragraph" style:parent-style-name="Standard">
      <style:paragraph-properties fo:text-align="center" style:justify-single-word="false"/>
    </style:style>
    <style:style style:name="MP9" style:family="paragraph" style:parent-style-name="Standard">
      <style:paragraph-properties fo:text-align="end" style:justify-single-word="false"/>
    </style:style>
    <style:style style:name="MT1" style:family="text">
      <style:text-properties style:font-name="Symbol1" style:font-name-asian="Symbol1" style:font-name-complex="Symbol1"/>
    </style:style>
    <style:style style:name="MT2" style:family="text"/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/>
        <text:p text:style-name="MP2"/>
        <text:p text:style-name="MP3"><text:user-defined style:data-style-name="N0" text:name="Company" text:fixed="true"/></text:p>
        <text:p text:style-name="MP4"/>
        <text:p text:style-name="MP5"/>
      </style:header>
    </style:master-page>
    <style:master-page style:name="Convert_20_1" style:display-name="Convert 1" style:page-layout-name="Mpm2" draw:style-name="Mdp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Standard"><text:subject>Project Highrise</text:subject></text:p>
            </table:table-cell>
            <table:table-cell table:style-name="Table3.A1" office:value-type="string">
              <text:p text:style-name="MP6"><text:s text:c="2"/>Version: <text:s text:c="10"/>&lt;1.0&gt;</text:p>
            </table:table-cell>
          </table:table-row>
          <table:table-row table:style-name="Table3.1">
            <table:table-cell table:style-name="Table3.A1" office:value-type="string">
              <text:p text:style-name="Standard"><text:title>Test Evaluation Summary</text:title></text:p>
            </table:table-cell>
            <table:table-cell table:style-name="Table3.A1" office:value-type="string">
              <text:p text:style-name="Standard"><text:s text:c="2"/>Date: <text:s/>&lt;dd/mmm/yy&gt;</text:p>
            </table:table-cell>
          </table:table-row>
          <table:table-row table:style-name="Table3.1">
            <table:table-cell table:style-name="Table3.A1" table:number-columns-spanned="2" office:value-type="string">
              <text:p text:style-name="Standard">&lt;document identifier&gt;</text:p>
            </table:table-cell>
            <table:covered-table-cell/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7">Confidential</text:p>
            </table:table-cell>
            <table:table-cell table:style-name="Table2.A1" office:value-type="string">
              <text:p text:style-name="MP8"><text:span text:style-name="MT1"></text:span><text:user-defined style:data-style-name="N0" text:name="Company" text:fixed="true"/>, <text:date style:data-style-name="N107" text:date-value="2023-06-12T20:53:59.824999775">2023</text:date></text:p>
            </table:table-cell>
            <table:table-cell table:style-name="Table2.A1" office:value-type="string">
              <text:p text:style-name="MP9">Page <text:span text:style-name="Page_20_Number"><text:page-number text:select-page="current">5</text:page-number></text:span><text:span text:style-name="Page_20_Number"><text:s/>of </text:span><text:span text:style-name="Page_20_Number"><text:page-count style:num-format="1">5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Test Evaluation Summary</dc:title>
    <dc:subject>Project Highrise</dc:subject>
    <meta:creation-date>2023-06-11T17:50:23.822662410</meta:creation-date>
    <dc:date>2023-06-12T20:53:59.678000000</dc:date>
    <meta:editing-cycles>40</meta:editing-cycles>
    <meta:editing-duration>PT1H54M33S</meta:editing-duration>
    <meta:generator>LibreOffice/7.2.5.2$Windows_X86_64 LibreOffice_project/499f9727c189e6ef3471021d6132d4c694f357e5</meta:generator>
    <meta:document-statistic meta:table-count="3" meta:image-count="0" meta:object-count="0" meta:page-count="5" meta:paragraph-count="91" meta:word-count="860" meta:character-count="5364" meta:non-whitespace-character-count="4585"/>
  </office:meta>
</office:document-meta>
</file>